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10" style:family="paragraph" style:parent-style-name="Standard">
      <style:paragraph-properties fo:break-before="page"/>
      <style:text-properties style:font-name="Thorndale AM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10"/>
      <text:p text:style-name="P4">Internal Shipment</text:p>
      <text:p text:style-name="P2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2"><text:span text:style-name="T1">Code:</text:span> <text:placeholder text:placeholder-type="text">&lt;packing.code&gt;</text:placeholder></text:p>
      <text:p text:style-name="P2"><text:span text:style-name="T1">From Location:</text:span> <text:placeholder text:placeholder-type="text">&lt;packing.from_location.rec_name&gt;</text:placeholder></text:p>
      <text:p text:style-name="P2"><text:span text:style-name="T1">To Location:</text:span> <text:placeholder text:placeholder-type="text">&lt;packing.to_location.rec_name&gt;</text:placeholder></text:p>
      <text:p text:style-name="P2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placeholder text:placeholder-type="text">&lt;move.from_location.rec_name&gt;</text:placeholder></text:p>
          </table:table-cell>
          <table:table-cell table:style-name="Table1.A2" office:value-type="string">
            <text:p text:style-name="P7"><text:placeholder text:placeholder-type="text">&lt;move.to_location.rec_name&gt;</text:placeholder></text:p>
          </table:table-cell>
          <table:table-cell table:style-name="Table1.A2" office:value-type="string">
            <text:p text:style-name="P7"><text:placeholder text:placeholder-type="text">&lt;move.product.rec_name&gt;</text:placeholder></text:p>
          </table:table-cell>
          <table:table-cell table:style-name="Table1.D2" office:value-type="string">
            <text:p text:style-name="P8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4-10T09:18:31</dc:date>
    <meta:editing-cycles>45</meta:editing-cycles>
    <meta:editing-duration>PT6H47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" meta:word-count="16" meta:character-count="130"/>
  </office:meta>
</office:document-meta>
</file>